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65BEFE37CCD98E2F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7595e"/>
    </style:style>
    <style:style style:name="P2" style:family="paragraph">
      <style:paragraph-properties fo:text-align="center" style:writing-mode="lr-tb"/>
      <style:text-properties fo:font-size="12pt"/>
    </style:style>
    <style:style style:name="P3" style:family="paragraph">
      <loext:graphic-properties draw:fill="solid" draw:fill-color="#808080"/>
      <style:paragraph-properties fo:text-align="center" style:writing-mode="lr-tb"/>
      <style:text-properties fo:font-size="12pt"/>
    </style:style>
    <style:style style:name="P4" style:family="paragraph">
      <loext:graphic-properties draw:fill="solid" draw:fill-color="#b2b2b2"/>
      <style:paragraph-properties fo:text-align="center" style:writing-mode="lr-tb"/>
      <style:text-properties fo:font-size="12pt"/>
    </style:style>
    <style:style style:name="P5" style:family="paragraph">
      <loext:graphic-properties draw:fill="gradient" draw:fill-color="#729fcf" draw:fill-gradient-name="Deep_20_Ocean"/>
      <style:paragraph-properties fo:text-align="center" style:writing-mode="lr-tb"/>
      <style:text-properties fo:font-size="12pt"/>
    </style:style>
    <style:style style:name="P6" style:family="paragraph">
      <loext:graphic-properties draw:fill="hatch" draw:fill-color="#729fcf" draw:fill-hatch-name="Black_20_0_20_Degrees"/>
      <style:paragraph-properties fo:text-align="center" style:writing-mode="lr-tb"/>
      <style:text-properties fo:font-size="12pt"/>
    </style:style>
    <style:style style:name="P7" style:family="paragraph">
      <loext:graphic-properties draw:fill="solid" draw:fill-color="#000000"/>
      <style:paragraph-properties fo:text-align="center" style:writing-mode="lr-tb"/>
      <style:text-properties fo:font-size="12pt"/>
    </style:style>
    <style:style style:name="P8" style:family="paragraph">
      <loext:graphic-properties draw:fill="solid" draw:fill-color="#729fcf"/>
      <style:paragraph-properties fo:text-align="center" style:writing-mode="lr-tb"/>
      <style:text-properties fo:font-size="12pt"/>
    </style:style>
    <style:style style:name="T1" style:family="text">
      <style:text-properties fo:font-size="12pt"/>
    </style:style>
    <style:style style:name="gr1" style:family="graphic">
      <style:graphic-properties draw:stroke="none" svg:stroke-width="0in" svg:stroke-color="#000000" draw:marker-start-width="0.139in" draw:marker-end-width="0.139in" draw:fill="solid" draw:fill-color="#808080" draw:textarea-horizontal-align="justify" draw:textarea-vertical-align="middle" draw:auto-grow-height="false" fo:min-height="1.5528in" fo:min-width="1.5528in" fo:padding-top="0.0193in" fo:padding-bottom="0.0193in" fo:padding-left="0.0193in" fo:padding-right="0.0193in" style:run-through="foreground" style:wrap="none" style:vertical-pos="middle" style:vertical-rel="page" style:horizontal-pos="center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in" svg:stroke-color="#000000" draw:marker-start-width="0.139in" draw:marker-end-width="0.139in" draw:fill="solid" draw:fill-color="#b2b2b2" draw:textarea-horizontal-align="justify" draw:textarea-vertical-align="middle" draw:auto-grow-height="false" fo:min-height="1.5528in" fo:min-width="1.5528in" fo:padding-top="0.0193in" fo:padding-bottom="0.0193in" fo:padding-left="0.0193in" fo:padding-right="0.0193in" style:run-through="foreground" style:wrap="none" style:vertical-pos="middle" style:vertical-rel="page" style:horizontal-pos="center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in" svg:stroke-color="#000000" draw:marker-start-width="0.139in" draw:marker-end-width="0.139in" draw:fill="gradient" draw:fill-color="#729fcf" draw:fill-gradient-name="Deep_20_Ocean" draw:textarea-horizontal-align="justify" draw:textarea-vertical-align="middle" draw:auto-grow-height="false" fo:min-height="1.5528in" fo:min-width="1.5528in" fo:padding-top="0.0193in" fo:padding-bottom="0.0193in" fo:padding-left="0.0193in" fo:padding-right="0.0193in" style:run-through="foreground" style:wrap="none" style:vertical-pos="middle" style:vertical-rel="page" style:horizontal-pos="center" style:horizontal-rel="page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width="0in" svg:stroke-color="#000000" draw:marker-start-width="0.139in" draw:marker-end-width="0.139in" draw:fill="hatch" draw:fill-color="#729fcf" draw:fill-hatch-name="Black_20_0_20_Degrees" draw:textarea-horizontal-align="justify" draw:textarea-vertical-align="middle" draw:auto-grow-height="false" fo:min-height="1.5528in" fo:min-width="1.5528in" fo:padding-top="0.0193in" fo:padding-bottom="0.0193in" fo:padding-left="0.0193in" fo:padding-right="0.0193in" style:run-through="foreground" style:wrap="none" style:vertical-pos="middle" style:vertical-rel="page" style:horizontal-pos="center" style:horizontal-rel="page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width="0in" svg:stroke-color="#000000" draw:marker-start-width="0.139in" draw:marker-end-width="0.139in" draw:fill="solid" draw:fill-color="#000000" draw:textarea-horizontal-align="justify" draw:textarea-vertical-align="middle" draw:auto-grow-height="false" fo:min-height="1.5528in" fo:min-width="1.5528in" fo:padding-top="0.0193in" fo:padding-bottom="0.0193in" fo:padding-left="0.0193in" fo:padding-right="0.0193in" style:run-through="foreground" style:wrap="none" style:vertical-pos="middle" style:vertical-rel="page" style:horizontal-pos="center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in" svg:stroke-color="#000000" draw:marker-start-width="0.139in" draw:marker-end-width="0.139in" draw:fill="solid" draw:fill-color="#729fcf" draw:textarea-horizontal-align="justify" draw:textarea-vertical-align="middle" draw:auto-grow-height="false" fo:min-height="1.5528in" fo:min-width="1.5528in" fo:padding-top="0.0193in" fo:padding-bottom="0.0193in" fo:padding-left="0.0193in" fo:padding-right="0.0193in" style:run-through="foreground" style:wrap="none" style:vertical-pos="middle" style:vertical-rel="page" style:horizontal-pos="center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6" draw:z-index="5" draw:name="Shape1_5" draw:style-name="gr1" draw:text-style-name="P3" svg:width="2.2504in" svg:height="2.2504in" svg:x="3.1252in" svg:y="4.3752in">
        <text:p text:style-name="P2"><text:span text:style-name="T1">2.25</text:span></text:p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text:anchor-type="page" text:anchor-page-number="5" draw:z-index="4" draw:name="Shape1_3" draw:style-name="gr2" draw:text-style-name="P4" svg:width="2.2504in" svg:height="2.2504in" svg:x="3.1252in" svg:y="4.3752in">
        <text:p text:style-name="P2"><text:span text:style-name="T1">2.25</text:span></text:p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text:anchor-type="page" text:anchor-page-number="4" draw:z-index="3" draw:name="Shape1_0" draw:style-name="gr3" draw:text-style-name="P5" svg:width="2.2504in" svg:height="2.2504in" svg:x="3.1252in" svg:y="4.3752in">
        <text:p text:style-name="P2"><text:span text:style-name="T1">2.25</text:span></text:p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text:anchor-type="page" text:anchor-page-number="3" draw:z-index="2" draw:name="Shape1_7" draw:style-name="gr4" draw:text-style-name="P6" svg:width="2.2504in" svg:height="2.2504in" svg:x="3.1252in" svg:y="4.3752in">
        <text:p text:style-name="P2"><text:span text:style-name="T1">2.25</text:span></text:p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text:anchor-type="page" text:anchor-page-number="2" draw:z-index="1" draw:name="Shape1_2" draw:style-name="gr5" draw:text-style-name="P7" svg:width="2.2504in" svg:height="2.2504in" svg:x="3.1252in" svg:y="4.3752in">
        <text:p text:style-name="P2"><text:span text:style-name="T1">2.25</text:span></text:p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text:anchor-type="page" text:anchor-page-number="1" draw:z-index="0" draw:name="Shape1_1" draw:style-name="gr6" draw:text-style-name="P8" svg:width="2.2504in" svg:height="2.2504in" svg:x="3.1252in" svg:y="4.3752in">
        <text:p text:style-name="P2"><text:span text:style-name="T1">2.25</text:span></text:p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Deep_20_Ocean" draw:display-name="Deep Ocean" draw:style="radial" draw:cx="50%" draw:cy="50%" draw:start-color="#000000" draw:end-color="#729fcf" draw:start-intensity="100%" draw:end-intensity="100%" draw:border="0%"/>
    <draw:hatch draw:name="Black_20_-45_20_Degrees" draw:display-name="Black -45 Degrees" draw:style="single" draw:color="#000000" draw:distance="0.0402in" draw:rotation="3150"/>
    <draw:hatch draw:name="Black_20_0_20_Degrees" draw:display-name="Black 0 Degrees" draw:style="single" draw:color="#000000" draw:distance="0.0402in" draw:rotation="0"/>
    <draw:hatch draw:name="Black_20_45_20_Degrees" draw:display-name="Black 45 Degrees" draw:style="single" draw:color="#000000" draw:distance="0.0402in" draw:rotation="450"/>
    <draw:hatch draw:name="Black_20_45_20_Degrees_20_Wide" draw:display-name="Black 45 Degrees Wide" draw:style="single" draw:color="#000000" draw:distance="0.2in" draw:rotation="450"/>
    <draw:fill-image draw:name="Painted_20_White" draw:display-name="Painted White" xlink:href="Pictures/10000000000002000000020065BEFE37CCD98E2F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8T10:51:11.313257994</meta:creation-date>
    <dc:date>2022-05-12T22:06:33.523868270</dc:date>
    <meta:editing-duration>PT22M23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6" meta:paragraph-count="0" meta:word-count="0" meta:character-count="0" meta:non-whitespace-character-count="0"/>
  </office:meta>
</office:document-meta>
</file>